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5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a gui di selezione della squadra</text:p>
          </table:table-cell>
          <table:table-cell table:style-name="ce2" office:value-type="string" calcext:value-type="string">
            <text:p>Daniele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eccanismo di generazione dei personaggi</text:p>
          </table:table-cell>
          <table:table-cell table:style-name="ce4" office:value-type="string" calcext:value-type="string">
            <text:p>Daniele,Nicola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Nicola</text:p>
          </table:table-cell>
          <table:table-cell table:number-columns-repeated="7"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finizione del dizionario dei messagi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e creazione di un package shared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5">
          <table:table-cell table:style-name="ce2" table:number-columns-repeated="12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5" style:display-name="PageStyle_Sprint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